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1.6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true"/>
    </style:style>
    <style:style style:name="ro2" style:family="table-row">
      <style:table-row-properties style:row-height="0.8909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Alvi Nastaleeq" fo:font-size="12pt" style:letter-kerning="true" style:language-complex="en" style:country-complex="US" style:font-name-asian="Alvi Nastaleeq" style:font-name-complex="Alvi Nastaleeq" style:font-size-complex="12pt"/>
    </style:style>
    <style:style style:name="T2" style:family="text">
      <style:text-properties style:font-name="Alvi Nastaleeq" fo:font-size="12pt" style:letter-kerning="true" style:language-complex="en" style:country-complex="US" style:font-name-asian="Alvi Nastaleeq" style:font-name-complex="Alvi Nastaleeq" style:font-size-complex="12pt" style:use-window-font-color="true" fo:language="ar" fo:country="SA" style:language-asian="zh" style:country-asian="CN"/>
    </style:style>
    <style:style style:name="T3" style:family="text">
      <style:text-properties style:font-name="Alvi Nastaleeq" fo:font-size="12pt" style:font-name-asian="Alvi Nastaleeq" style:font-name-complex="Alvi Nastaleeq"/>
    </style:style>
    <style:style style:name="T4" style:family="text">
      <style:text-properties style:font-name="Alvi Nastaleeq" fo:font-size="12pt" style:font-name-asian="Alvi Nastaleeq" style:font-name-complex="Alvi Nastaleeq" fo:language="ar" fo:country="S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فاطمہ کے چین نے علی کے نُور</text:span><text:span text:style-name="T2">ِ</text:span><text:span text:style-name="T1"> عین نے</text:span></text:p>
            <text:p><text:span text:style-name="T1">باخُدا حُسین نے دین کو بچا دیا</text:span></text:p>
          </table:table-cell>
          <table:covered-table-cell/>
        </table:table-row>
        <table:table-row table:style-name="ro2">
          <table:table-cell office:value-type="string" calcext:value-type="string">
            <text:p><text:span text:style-name="T1">ہر طرف سے بندھ ہو چُکے تھے حق کے راستے</text:span></text:p>
            <text:p><text:span text:style-name="T1">خون مانگتا تھا دین زندگی کے واسطے</text:span></text:p>
            <text:p><text:span text:style-name="T1">دین کے اُصول نے نائبِ رسول نے</text:span></text:p>
            <text:p><text:span text:style-name="T1">زندگی کا قرض اپنے خون سے چُکا دیا</text:span></text:p>
          </table:table-cell>
          <table:table-cell office:value-type="string" calcext:value-type="string">
            <text:p><text:span text:style-name="T1">حرف آ رہا تھا دینِ مُصطفی کے نام پر</text:span></text:p>
            <text:p><text:span text:style-name="T1">ممبرِ رسول بِک رہا تھا تختِ شام پر</text:span></text:p>
            <text:p><text:span text:style-name="T1">دین کی اساس نے دستِ حق شناس نے</text:span></text:p>
            <text:p><text:span text:style-name="T1">اُمتِ محمدی کو خواب سے جگا دیا</text:span></text:p>
          </table:table-cell>
        </table:table-row>
        <table:table-row table:style-name="ro2">
          <table:table-cell office:value-type="string" calcext:value-type="string">
            <text:p><text:span text:style-name="T1">پھر سے شرک کی طرف پلٹ نہ جائے آدمی</text:span></text:p>
            <text:p><text:span text:style-name="T1">مُستقیم سے بھٹک نہ جائے آدمیراہیں</text:span></text:p>
            <text:p><text:span text:style-name="T1">شاہِ تشنہ کام نے وقت کے امام نے</text:span></text:p>
            <text:p><text:span text:style-name="T1">حق کی راہ پر لہو سے اک دیا جلا دیا</text:span></text:p>
          </table:table-cell>
          <table:table-cell office:value-type="string" calcext:value-type="string">
            <text:p><text:span text:style-name="T1">میرِ شام بن گیا تھا سانپ آستین کا</text:span></text:p>
            <text:p><text:span text:style-name="T1">خُسروی کے سر پہ رکھ رہا تھا تاج دین کا</text:span></text:p>
            <text:p><text:span text:style-name="T1">بادشاہِ دین نے بوریا نشین نے</text:span></text:p>
            <text:p><text:span text:style-name="T1">آرزوئے خُسروی کو خاک میں ملا دیا</text:span></text:p>
          </table:table-cell>
        </table:table-row>
        <table:table-row table:style-name="ro2">
          <table:table-cell office:value-type="string" calcext:value-type="string">
            <text:p><text:span text:style-name="T1">بڑھتے بڑھتے بات جب اُصولِ دیں پہ آگئی</text:span></text:p>
            <text:p><text:span text:style-name="T1">اور یزیدیت کی شکل میں عروج پا گئی</text:span></text:p>
            <text:p><text:span text:style-name="T1">بڑھ کے پھر دلیر نے شیرِ حقِ شیر نے</text:span></text:p>
            <text:p><text:span text:style-name="T1">دو پہر میں تخت و تاج</text:span><text:span text:style-name="T2"> و</text:span><text:span text:style-name="T1"> قصرِ شام ڈھا دیا</text:span></text:p>
          </table:table-cell>
          <table:table-cell office:value-type="string" calcext:value-type="string">
            <text:p><text:span text:style-name="T1">حلقِ بے زبان سے ظُلم کی کمان توڑ دی</text:span></text:p>
            <text:p><text:span text:style-name="T1">شہ رگِ گُلو سے خنجروں کی دھار موڑ دی</text:span></text:p>
            <text:p><text:span text:style-name="T1">نازشِ حیات نے فخرِ کائنات نے</text:span></text:p>
            <text:p><text:span text:style-name="T1">سر کٹا کے آدمی کا سر بلند کر دیا</text:span></text:p>
          </table:table-cell>
        </table:table-row>
        <table:table-row table:style-name="ro2">
          <table:table-cell office:value-type="string" calcext:value-type="string">
            <text:p><text:span text:style-name="T1">دل کہاں سے لاؤں جو کروں یہ واقعہ بیان</text:span></text:p>
            <text:p><text:span text:style-name="T1">تین دن کی پیاس میں وہ حوصلہ تھا الامان </text:span></text:p>
            <text:p><text:span text:style-name="T1">ظلم کے اسیر نے رن میں اک صغیر نے</text:span></text:p>
            <text:p><text:span text:style-name="T1">مسکرا کے فوج شام کو رلا رلا دیا</text:span></text:p>
          </table:table-cell>
          <table:table-cell office:value-type="string" calcext:value-type="string">
            <text:p><text:span text:style-name="T3">حلقِ بے زبان سے ظلم کی کمان توڑ دی</text:span><text:line-break/><text:span text:style-name="T3">شہ رگِ گلو سے خنجروں کی دھار موڑ دی</text:span></text:p>
            <text:p><text:span text:style-name="T3">نازش</text:span><text:span text:style-name="T4">ِ  </text:span><text:span text:style-name="T3">حیات نے، فخرِ کائنات نے</text:span><text:line-break/><text:span text:style-name="T3">سر کٹا کے آدمی کا سر بلند کر دیا</text:span>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<text:span text:style-name="T3">لاکھ جان و دل نثار سیدِ اَنام پر</text:span><text:line-break/><text:span text:style-name="T3">رو دیا فلک بھی بے کسیِ تشنہ کام پر</text:span></text:p>
            <text:p><text:span text:style-name="T3">اپنے مہ جبیں کو، دلبرِ حسین کو</text:span><text:line-break/><text:span text:style-name="T3">کھینچ کر گلے سے تیر جب گلے لگا لیا</text:span>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9:36:47.219719800</meta:creation-date>
    <dc:date>2026-01-21T19:39:05.603990900</dc:date>
    <meta:editing-duration>PT2M18S</meta:editing-duration>
    <meta:editing-cycles>1</meta:editing-cycles>
    <meta:document-statistic meta:table-count="1" meta:cell-count="10" meta:object-count="0"/>
    <meta:generator>LibreOffice/25.8.4.2$Windows_X86_64 LibreOffice_project/290daaa01b999472f0c7a3890eb6a550fd74c6df</meta:generator>
  </office:meta>
</office:document-meta>
</file>